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82cca" officeooo:paragraph-rsid="00082c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est document for ERICA Saa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4T10:11:14.227330457</meta:creation-date>
    <dc:date>2020-06-24T10:11:45.758655610</dc:date>
    <meta:editing-duration>PT32S</meta:editing-duration>
    <meta:editing-cycles>1</meta:editing-cycles>
    <meta:document-statistic meta:table-count="0" meta:image-count="0" meta:object-count="0" meta:page-count="1" meta:paragraph-count="1" meta:word-count="8" meta:character-count="38" meta:non-whitespace-character-count="31"/>
    <meta:generator>LibreOffice/6.4.4.2$Linux_X86_64 LibreOffice_project/40$Build-2</meta:generator>
  </office:meta>
</office:document-meta>
</file>